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note">
      <style:text-properties officeooo:rsid="001aa626" officeooo:paragraph-rsid="001aa626"/>
    </style:style>
    <style:style style:name="P2" style:family="paragraph" style:parent-style-name="Footnote">
      <style:text-properties officeooo:rsid="001d1c5e" officeooo:paragraph-rsid="001d1c5e"/>
    </style:style>
    <style:style style:name="P3" style:family="paragraph" style:parent-style-name="Footnote">
      <style:text-properties officeooo:rsid="002d3ce7" officeooo:paragraph-rsid="002d3ce7"/>
    </style:style>
    <style:style style:name="P4" style:family="paragraph" style:parent-style-name="Footnote">
      <style:text-properties officeooo:rsid="002e581b" officeooo:paragraph-rsid="002e581b"/>
    </style:style>
    <style:style style:name="P5" style:family="paragraph" style:parent-style-name="Footnote">
      <style:text-properties officeooo:rsid="0041cbb8" officeooo:paragraph-rsid="0041cbb8"/>
    </style:style>
    <style:style style:name="P6" style:family="paragraph" style:parent-style-name="Footnote">
      <style:text-properties officeooo:rsid="00422c20" officeooo:paragraph-rsid="00422c20"/>
    </style:style>
    <style:style style:name="P7" style:family="paragraph" style:parent-style-name="Footnote">
      <style:text-properties officeooo:rsid="004e7608" officeooo:paragraph-rsid="004e7608"/>
    </style:style>
    <style:style style:name="P8" style:family="paragraph" style:parent-style-name="Footnote">
      <style:text-properties officeooo:rsid="00516fed" officeooo:paragraph-rsid="00516fed"/>
    </style:style>
    <style:style style:name="P9" style:family="paragraph" style:parent-style-name="Standard">
      <style:text-properties fo:language="es" fo:country="VE" officeooo:rsid="0013d7c4" officeooo:paragraph-rsid="0013d7c4"/>
    </style:style>
    <style:style style:name="P10" style:family="paragraph" style:parent-style-name="Standard">
      <style:text-properties fo:language="es" fo:country="VE" officeooo:paragraph-rsid="0013d7c4"/>
    </style:style>
    <style:style style:name="P11" style:family="paragraph" style:parent-style-name="Standard">
      <style:paragraph-properties fo:text-align="justify" style:justify-single-word="false"/>
      <style:text-properties fo:language="es" fo:country="VE" officeooo:rsid="0015d0a8" officeooo:paragraph-rsid="0018bf11"/>
    </style:style>
    <style:style style:name="P12" style:family="paragraph" style:parent-style-name="Standard">
      <style:text-properties fo:language="es" fo:country="VE" officeooo:rsid="00209983" officeooo:paragraph-rsid="00209983"/>
    </style:style>
    <style:style style:name="P13" style:family="paragraph" style:parent-style-name="Standard">
      <style:text-properties fo:language="es" fo:country="VE" officeooo:rsid="0021ff55" officeooo:paragraph-rsid="0021ff55"/>
    </style:style>
    <style:style style:name="P14" style:family="paragraph" style:parent-style-name="Standard">
      <style:text-properties fo:language="es" fo:country="VE" officeooo:rsid="002371ac" officeooo:paragraph-rsid="002371ac"/>
    </style:style>
    <style:style style:name="P15" style:family="paragraph" style:parent-style-name="Standard">
      <style:paragraph-properties fo:text-align="justify" style:justify-single-word="false"/>
      <style:text-properties fo:language="es" fo:country="VE" officeooo:rsid="0026453d" officeooo:paragraph-rsid="0026453d"/>
    </style:style>
    <style:style style:name="P16" style:family="paragraph" style:parent-style-name="Standard">
      <style:text-properties fo:language="es" fo:country="VE" officeooo:rsid="002795ea" officeooo:paragraph-rsid="002795ea"/>
    </style:style>
    <style:style style:name="P17" style:family="paragraph" style:parent-style-name="Standard">
      <style:paragraph-properties fo:text-align="justify" style:justify-single-word="false"/>
      <style:text-properties fo:language="es" fo:country="VE" officeooo:rsid="002795ea" officeooo:paragraph-rsid="002975fd"/>
    </style:style>
    <style:style style:name="P18" style:family="paragraph" style:parent-style-name="Standard">
      <style:paragraph-properties fo:text-align="center" style:justify-single-word="false"/>
      <style:text-properties fo:language="es" fo:country="VE" officeooo:rsid="002975fd" officeooo:paragraph-rsid="002975fd"/>
    </style:style>
    <style:style style:name="P19" style:family="paragraph" style:parent-style-name="Standard">
      <style:paragraph-properties fo:text-align="justify" style:justify-single-word="false"/>
      <style:text-properties fo:language="es" fo:country="VE" officeooo:rsid="002975fd" officeooo:paragraph-rsid="002975fd"/>
    </style:style>
    <style:style style:name="P20" style:family="paragraph" style:parent-style-name="Standard">
      <style:paragraph-properties fo:text-align="center" style:justify-single-word="false"/>
      <style:text-properties fo:language="es" fo:country="VE" officeooo:rsid="002b87cd" officeooo:paragraph-rsid="002b87cd"/>
    </style:style>
    <style:style style:name="P21" style:family="paragraph" style:parent-style-name="Standard">
      <style:paragraph-properties fo:text-align="justify" style:justify-single-word="false"/>
      <style:text-properties fo:language="es" fo:country="VE" officeooo:rsid="00314c3b" officeooo:paragraph-rsid="00314c3b"/>
    </style:style>
    <style:style style:name="P22" style:family="paragraph" style:parent-style-name="Standard">
      <style:paragraph-properties fo:text-align="justify" style:justify-single-word="false"/>
      <style:text-properties fo:language="es" fo:country="VE" fo:font-style="normal" officeooo:rsid="0018bf11" officeooo:paragraph-rsid="0018bf11" style:font-style-asian="normal" style:font-style-complex="normal"/>
    </style:style>
    <style:style style:name="P23" style:family="paragraph" style:parent-style-name="Standard">
      <style:paragraph-properties fo:text-align="center" style:justify-single-word="false"/>
      <style:text-properties fo:language="es" fo:country="VE" fo:font-style="normal" officeooo:rsid="0018bf11" officeooo:paragraph-rsid="0018bf11" style:font-style-asian="normal" style:font-style-complex="normal"/>
    </style:style>
    <style:style style:name="P24" style:family="paragraph" style:parent-style-name="Standard">
      <style:paragraph-properties fo:text-align="justify" style:justify-single-word="false"/>
      <style:text-properties fo:language="es" fo:country="VE" fo:font-style="normal" officeooo:rsid="001a66a1" officeooo:paragraph-rsid="001a66a1" style:font-style-asian="normal" style:font-style-complex="normal"/>
    </style:style>
    <style:style style:name="P25" style:family="paragraph" style:parent-style-name="Standard">
      <style:paragraph-properties fo:text-align="center" style:justify-single-word="false"/>
      <style:text-properties fo:language="es" fo:country="VE" fo:font-style="normal" officeooo:rsid="001a66a1" officeooo:paragraph-rsid="001a66a1" style:font-style-asian="normal" style:font-style-complex="normal"/>
    </style:style>
    <style:style style:name="P26" style:family="paragraph" style:parent-style-name="Standard">
      <style:paragraph-properties fo:text-align="justify" style:justify-single-word="false"/>
      <style:text-properties fo:language="es" fo:country="VE" fo:font-style="normal" officeooo:rsid="001b87c1" officeooo:paragraph-rsid="001b1ce9" style:font-style-asian="normal" style:font-style-complex="normal"/>
    </style:style>
    <style:style style:name="P27" style:family="paragraph" style:parent-style-name="Standard">
      <style:paragraph-properties fo:text-align="center" style:justify-single-word="false"/>
      <style:text-properties fo:language="es" fo:country="VE" fo:font-style="normal" officeooo:rsid="001d1c5e" officeooo:paragraph-rsid="001d1c5e" style:font-style-asian="normal" style:font-style-complex="normal"/>
    </style:style>
    <style:style style:name="P28" style:family="paragraph" style:parent-style-name="Standard">
      <style:paragraph-properties fo:text-align="justify" style:justify-single-word="false"/>
      <style:text-properties fo:language="es" fo:country="VE" fo:font-style="normal" officeooo:rsid="001e4d3e" officeooo:paragraph-rsid="001e4d3e" style:font-style-asian="normal" style:font-style-complex="normal"/>
    </style:style>
    <style:style style:name="P29" style:family="paragraph" style:parent-style-name="Standard">
      <style:paragraph-properties fo:text-align="justify" style:justify-single-word="false"/>
      <style:text-properties fo:language="es" fo:country="VE" fo:font-style="normal" officeooo:rsid="0021ff55" officeooo:paragraph-rsid="001fb241" style:font-style-asian="normal" style:font-style-complex="normal"/>
    </style:style>
    <style:style style:name="P30" style:family="paragraph" style:parent-style-name="Standard">
      <style:paragraph-properties fo:text-align="justify" style:justify-single-word="false"/>
      <style:text-properties fo:language="es" fo:country="VE" fo:font-style="normal" officeooo:rsid="00247860" officeooo:paragraph-rsid="00247860" style:font-style-asian="normal" style:font-style-complex="normal"/>
    </style:style>
    <style:style style:name="P31" style:family="paragraph" style:parent-style-name="Standard">
      <style:paragraph-properties fo:text-align="justify" style:justify-single-word="false"/>
      <style:text-properties fo:language="es" fo:country="VE" fo:font-style="normal" officeooo:rsid="001fb241" officeooo:paragraph-rsid="001fb241" style:font-style-asian="normal" style:font-style-complex="normal"/>
    </style:style>
    <style:style style:name="P32" style:family="paragraph" style:parent-style-name="Standard">
      <style:paragraph-properties fo:text-align="justify" style:justify-single-word="false"/>
      <style:text-properties fo:language="es" fo:country="VE" fo:font-style="normal" officeooo:rsid="0026453d" officeooo:paragraph-rsid="0026453d" style:font-style-asian="normal" style:font-style-complex="normal"/>
    </style:style>
    <style:style style:name="P33" style:family="paragraph" style:parent-style-name="Standard">
      <style:paragraph-properties fo:text-align="justify" style:justify-single-word="false"/>
      <style:text-properties fo:language="es" fo:country="VE" fo:font-style="normal" officeooo:rsid="0035b6a4" officeooo:paragraph-rsid="0035b6a4" style:font-style-asian="normal" style:font-style-complex="normal"/>
    </style:style>
    <style:style style:name="P34" style:family="paragraph" style:parent-style-name="Standard">
      <style:paragraph-properties fo:text-align="justify" style:justify-single-word="false"/>
      <style:text-properties fo:language="es" fo:country="VE" fo:font-style="normal" officeooo:rsid="0038e2ab" officeooo:paragraph-rsid="0038e2ab" style:font-style-asian="normal" style:font-style-complex="normal"/>
    </style:style>
    <style:style style:name="P35" style:family="paragraph" style:parent-style-name="Standard">
      <style:paragraph-properties fo:text-align="center" style:justify-single-word="false"/>
      <style:text-properties fo:language="es" fo:country="VE" fo:font-style="normal" officeooo:rsid="0038e2ab" officeooo:paragraph-rsid="0038e2ab" style:font-style-asian="normal" style:font-style-complex="normal"/>
    </style:style>
    <style:style style:name="P36" style:family="paragraph" style:parent-style-name="Standard">
      <style:paragraph-properties fo:text-align="justify" style:justify-single-word="false"/>
      <style:text-properties fo:language="es" fo:country="VE" fo:font-style="normal" officeooo:rsid="003cf29a" officeooo:paragraph-rsid="003cf29a" style:font-style-asian="normal" style:font-style-complex="normal"/>
    </style:style>
    <style:style style:name="P37" style:family="paragraph" style:parent-style-name="Standard">
      <style:paragraph-properties fo:text-align="center" style:justify-single-word="false"/>
      <style:text-properties fo:language="es" fo:country="VE" fo:font-style="normal" officeooo:rsid="003cf29a" officeooo:paragraph-rsid="003cf29a" style:font-style-asian="normal" style:font-style-complex="normal"/>
    </style:style>
    <style:style style:name="P38" style:family="paragraph" style:parent-style-name="Standard">
      <style:paragraph-properties fo:text-align="justify" style:justify-single-word="false"/>
      <style:text-properties fo:language="es" fo:country="VE" fo:font-style="normal" officeooo:rsid="003d8f49" officeooo:paragraph-rsid="003d8f49" style:font-style-asian="normal" style:font-style-complex="normal"/>
    </style:style>
    <style:style style:name="P39" style:family="paragraph" style:parent-style-name="Standard">
      <style:paragraph-properties fo:text-align="center" style:justify-single-word="false"/>
      <style:text-properties fo:language="es" fo:country="VE" fo:font-style="normal" officeooo:rsid="003d8f49" officeooo:paragraph-rsid="003d8f49" style:font-style-asian="normal" style:font-style-complex="normal"/>
    </style:style>
    <style:style style:name="P40" style:family="paragraph" style:parent-style-name="Standard">
      <style:paragraph-properties fo:text-align="center" style:justify-single-word="false"/>
      <style:text-properties fo:language="es" fo:country="VE" fo:font-style="normal" officeooo:rsid="0045ca0c" officeooo:paragraph-rsid="0045ca0c" style:font-style-asian="normal" style:font-style-complex="normal"/>
    </style:style>
    <style:style style:name="P41" style:family="paragraph" style:parent-style-name="Standard">
      <style:paragraph-properties fo:text-align="justify" style:justify-single-word="false"/>
      <style:text-properties fo:language="es" fo:country="VE" fo:font-style="normal" officeooo:rsid="00465536" officeooo:paragraph-rsid="00465536" style:font-style-asian="normal" style:font-style-complex="normal"/>
    </style:style>
    <style:style style:name="P42" style:family="paragraph" style:parent-style-name="Standard">
      <style:paragraph-properties fo:text-align="justify" style:justify-single-word="false"/>
      <style:text-properties fo:language="es" fo:country="VE" fo:font-style="normal" officeooo:rsid="0040508b" officeooo:paragraph-rsid="003f2027" style:font-style-asian="normal" style:font-style-complex="normal"/>
    </style:style>
    <style:style style:name="P43" style:family="paragraph" style:parent-style-name="Standard">
      <style:paragraph-properties fo:text-align="justify" style:justify-single-word="false"/>
      <style:text-properties fo:language="es" fo:country="VE" fo:font-style="normal" officeooo:rsid="0040508b" officeooo:paragraph-rsid="0040508b" style:font-style-asian="normal" style:font-style-complex="normal"/>
    </style:style>
    <style:style style:name="P44" style:family="paragraph" style:parent-style-name="Standard">
      <style:paragraph-properties fo:text-align="justify" style:justify-single-word="false"/>
      <style:text-properties fo:language="es" fo:country="VE" fo:font-style="normal" officeooo:rsid="004a92d4" officeooo:paragraph-rsid="004a92d4" style:font-style-asian="normal" style:font-style-complex="normal"/>
    </style:style>
    <style:style style:name="P45" style:family="paragraph" style:parent-style-name="Standard">
      <style:paragraph-properties fo:text-align="justify" style:justify-single-word="false"/>
      <style:text-properties fo:language="es" fo:country="VE" fo:font-style="normal" officeooo:rsid="00422c20" officeooo:paragraph-rsid="00422c20" style:font-style-asian="normal" style:font-style-complex="normal"/>
    </style:style>
    <style:style style:name="P46" style:family="paragraph" style:parent-style-name="Standard">
      <style:paragraph-properties fo:text-align="justify" style:justify-single-word="false"/>
      <style:text-properties fo:language="es" fo:country="VE" fo:font-style="normal" officeooo:rsid="00426767" officeooo:paragraph-rsid="00426767" style:font-style-asian="normal" style:font-style-complex="normal"/>
    </style:style>
    <style:style style:name="P47" style:family="paragraph" style:parent-style-name="Standard">
      <style:paragraph-properties fo:text-align="center" style:justify-single-word="false"/>
      <style:text-properties fo:language="es" fo:country="VE" fo:font-style="normal" officeooo:rsid="00426767" officeooo:paragraph-rsid="00426767" style:font-style-asian="normal" style:font-style-complex="normal"/>
    </style:style>
    <style:style style:name="P48" style:family="paragraph" style:parent-style-name="Standard">
      <style:paragraph-properties fo:text-align="justify" style:justify-single-word="false"/>
      <style:text-properties fo:language="es" fo:country="VE" fo:font-style="normal" officeooo:rsid="0042c642" officeooo:paragraph-rsid="0042c642" style:font-style-asian="normal" style:font-style-complex="normal"/>
    </style:style>
    <style:style style:name="P49" style:family="paragraph" style:parent-style-name="Standard">
      <style:paragraph-properties fo:text-align="justify" style:justify-single-word="false"/>
      <style:text-properties fo:language="es" fo:country="VE" fo:font-style="normal" officeooo:rsid="0042c642" officeooo:paragraph-rsid="0043ce51" style:font-style-asian="normal" style:font-style-complex="normal"/>
    </style:style>
    <style:style style:name="P50" style:family="paragraph" style:parent-style-name="Standard">
      <style:paragraph-properties fo:text-align="center" style:justify-single-word="false"/>
      <style:text-properties fo:language="es" fo:country="VE" fo:font-style="normal" officeooo:rsid="0042c642" officeooo:paragraph-rsid="0042c642" style:font-style-asian="normal" style:font-style-complex="normal"/>
    </style:style>
    <style:style style:name="P51" style:family="paragraph" style:parent-style-name="Standard">
      <style:paragraph-properties fo:text-align="justify" style:justify-single-word="false"/>
      <style:text-properties fo:language="es" fo:country="VE" fo:font-style="normal" officeooo:rsid="004cf090" officeooo:paragraph-rsid="004cf090" style:font-style-asian="normal" style:font-style-complex="normal"/>
    </style:style>
    <style:style style:name="P52" style:family="paragraph" style:parent-style-name="Standard">
      <style:paragraph-properties fo:text-align="justify" style:justify-single-word="false"/>
      <style:text-properties fo:language="es" fo:country="VE" fo:font-style="normal" officeooo:rsid="004cf090" officeooo:paragraph-rsid="0070783e" style:font-style-asian="normal" style:font-style-complex="normal"/>
    </style:style>
    <style:style style:name="P53" style:family="paragraph" style:parent-style-name="Standard">
      <style:paragraph-properties fo:text-align="center" style:justify-single-word="false"/>
      <style:text-properties fo:language="es" fo:country="VE" fo:font-style="normal" officeooo:rsid="004cf090" officeooo:paragraph-rsid="004cf090" style:font-style-asian="normal" style:font-style-complex="normal"/>
    </style:style>
    <style:style style:name="P54" style:family="paragraph" style:parent-style-name="Standard">
      <style:paragraph-properties fo:text-align="center" style:justify-single-word="false"/>
      <style:text-properties fo:language="es" fo:country="VE" fo:font-style="normal" officeooo:rsid="004cf090" officeooo:paragraph-rsid="004ed735" style:font-style-asian="normal" style:font-style-complex="normal"/>
    </style:style>
    <style:style style:name="P55" style:family="paragraph" style:parent-style-name="Standard">
      <style:paragraph-properties fo:text-align="center" style:justify-single-word="false"/>
      <style:text-properties fo:language="es" fo:country="VE" fo:font-style="normal" officeooo:rsid="004cf090" officeooo:paragraph-rsid="0070783e" style:font-style-asian="normal" style:font-style-complex="normal"/>
    </style:style>
    <style:style style:name="P56" style:family="paragraph" style:parent-style-name="Standard">
      <style:paragraph-properties fo:text-align="center" style:justify-single-word="false"/>
      <style:text-properties fo:language="es" fo:country="VE" fo:font-style="normal" officeooo:rsid="004e7608" officeooo:paragraph-rsid="004ed735" style:font-style-asian="normal" style:font-style-complex="normal"/>
    </style:style>
    <style:style style:name="P57" style:family="paragraph" style:parent-style-name="Standard">
      <style:paragraph-properties fo:text-align="justify" style:justify-single-word="false"/>
      <style:text-properties fo:language="es" fo:country="VE" fo:font-style="normal" officeooo:rsid="004e7608" officeooo:paragraph-rsid="004ed735" style:font-style-asian="normal" style:font-style-complex="normal"/>
    </style:style>
    <style:style style:name="P58" style:family="paragraph" style:parent-style-name="Standard">
      <style:paragraph-properties fo:text-align="justify" style:justify-single-word="false"/>
      <style:text-properties fo:language="es" fo:country="VE" fo:font-style="normal" officeooo:rsid="004ed735" officeooo:paragraph-rsid="004ed735" style:font-style-asian="normal" style:font-style-complex="normal"/>
    </style:style>
    <style:style style:name="P59" style:family="paragraph" style:parent-style-name="Standard">
      <style:paragraph-properties fo:text-align="justify" style:justify-single-word="false"/>
      <style:text-properties fo:language="es" fo:country="VE" fo:font-style="normal" officeooo:rsid="00500cd2" officeooo:paragraph-rsid="00500cd2" style:font-style-asian="normal" style:font-style-complex="normal"/>
    </style:style>
    <style:style style:name="P60" style:family="paragraph" style:parent-style-name="Standard">
      <style:paragraph-properties fo:text-align="justify" style:justify-single-word="false"/>
      <style:text-properties fo:language="es" fo:country="VE" fo:font-style="normal" officeooo:rsid="0051db6e" officeooo:paragraph-rsid="0051db6e" style:font-style-asian="normal" style:font-style-complex="normal"/>
    </style:style>
    <style:style style:name="P61" style:family="paragraph" style:parent-style-name="Standard">
      <style:paragraph-properties fo:text-align="center" style:justify-single-word="false"/>
      <style:text-properties fo:language="es" fo:country="VE" fo:font-style="normal" officeooo:rsid="0051db6e" officeooo:paragraph-rsid="0051db6e" style:font-style-asian="normal" style:font-style-complex="normal"/>
    </style:style>
    <style:style style:name="P62" style:family="paragraph" style:parent-style-name="Standard">
      <style:paragraph-properties fo:text-align="justify" style:justify-single-word="false"/>
      <style:text-properties fo:language="es" fo:country="VE" fo:font-style="normal" officeooo:rsid="00549b58" officeooo:paragraph-rsid="00549b58" style:font-style-asian="normal" style:font-style-complex="normal"/>
    </style:style>
    <style:style style:name="P63" style:family="paragraph" style:parent-style-name="Standard">
      <style:paragraph-properties fo:text-align="center" style:justify-single-word="false"/>
      <style:text-properties fo:language="es" fo:country="VE" fo:font-style="normal" officeooo:rsid="00549b58" officeooo:paragraph-rsid="00549b58" style:font-style-asian="normal" style:font-style-complex="normal"/>
    </style:style>
    <style:style style:name="P64" style:family="paragraph" style:parent-style-name="Standard">
      <style:paragraph-properties fo:text-align="center" style:justify-single-word="false"/>
      <style:text-properties fo:language="es" fo:country="VE" fo:font-style="normal" officeooo:rsid="0058baaa" officeooo:paragraph-rsid="0058baaa" style:font-style-asian="normal" style:font-style-complex="normal"/>
    </style:style>
    <style:style style:name="P65" style:family="paragraph" style:parent-style-name="Standard">
      <style:paragraph-properties fo:text-align="center" style:justify-single-word="false"/>
      <style:text-properties fo:language="es" fo:country="VE" fo:font-style="normal" officeooo:rsid="00531bf7" officeooo:paragraph-rsid="00531bf7" style:font-style-asian="normal" style:font-style-complex="normal"/>
    </style:style>
    <style:style style:name="P66" style:family="paragraph" style:parent-style-name="Standard">
      <style:paragraph-properties fo:text-align="justify" style:justify-single-word="false"/>
      <style:text-properties fo:language="es" fo:country="VE" fo:font-style="normal" officeooo:rsid="00563385" officeooo:paragraph-rsid="00563385" style:font-style-asian="normal" style:font-style-complex="normal"/>
    </style:style>
    <style:style style:name="P67" style:family="paragraph" style:parent-style-name="Standard">
      <style:paragraph-properties fo:text-align="center" style:justify-single-word="false"/>
      <style:text-properties fo:language="es" fo:country="VE" fo:font-style="normal" officeooo:rsid="00563385" officeooo:paragraph-rsid="00563385" style:font-style-asian="normal" style:font-style-complex="normal"/>
    </style:style>
    <style:style style:name="P68" style:family="paragraph" style:parent-style-name="Standard">
      <style:paragraph-properties fo:text-align="justify" style:justify-single-word="false"/>
      <style:text-properties fo:language="es" fo:country="VE" fo:font-style="normal" officeooo:rsid="005b76ff" officeooo:paragraph-rsid="00563385" style:font-style-asian="normal" style:font-style-complex="normal"/>
    </style:style>
    <style:style style:name="P69" style:family="paragraph" style:parent-style-name="Standard">
      <style:paragraph-properties fo:text-align="justify" style:justify-single-word="false"/>
      <style:text-properties fo:language="es" fo:country="VE" fo:font-style="normal" officeooo:rsid="005b76ff" officeooo:paragraph-rsid="005b76ff" style:font-style-asian="normal" style:font-style-complex="normal"/>
    </style:style>
    <style:style style:name="P70" style:family="paragraph" style:parent-style-name="Standard">
      <style:paragraph-properties fo:text-align="center" style:justify-single-word="false"/>
      <style:text-properties fo:language="es" fo:country="VE" fo:font-style="normal" officeooo:rsid="005e5a56" officeooo:paragraph-rsid="005e5a56" style:font-style-asian="normal" style:font-style-complex="normal"/>
    </style:style>
    <style:style style:name="P71" style:family="paragraph" style:parent-style-name="Standard">
      <style:paragraph-properties fo:text-align="justify" style:justify-single-word="false"/>
      <style:text-properties fo:language="es" fo:country="VE" fo:font-style="normal" officeooo:rsid="005e5a56" officeooo:paragraph-rsid="005e5a56" style:font-style-asian="normal" style:font-style-complex="normal"/>
    </style:style>
    <style:style style:name="P72" style:family="paragraph" style:parent-style-name="Standard">
      <style:paragraph-properties fo:text-align="justify" style:justify-single-word="false"/>
      <style:text-properties fo:language="es" fo:country="VE" fo:font-style="normal" officeooo:rsid="005fa133" officeooo:paragraph-rsid="005fa133" style:font-style-asian="normal" style:font-style-complex="normal"/>
    </style:style>
    <style:style style:name="P73" style:family="paragraph" style:parent-style-name="Standard">
      <style:paragraph-properties fo:text-align="center" style:justify-single-word="false"/>
      <style:text-properties fo:language="es" fo:country="VE" fo:font-style="normal" officeooo:rsid="005fa133" officeooo:paragraph-rsid="005fa133" style:font-style-asian="normal" style:font-style-complex="normal"/>
    </style:style>
    <style:style style:name="P74" style:family="paragraph" style:parent-style-name="Standard">
      <style:paragraph-properties fo:text-align="justify" style:justify-single-word="false"/>
      <style:text-properties fo:language="es" fo:country="VE" fo:font-style="normal" officeooo:rsid="0072745d" officeooo:paragraph-rsid="0072745d" style:font-style-asian="normal" style:font-style-complex="normal"/>
    </style:style>
    <style:style style:name="P75" style:family="paragraph" style:parent-style-name="Standard">
      <style:paragraph-properties fo:text-align="justify" style:justify-single-word="false"/>
      <style:text-properties fo:language="es" fo:country="VE" fo:font-style="normal" officeooo:rsid="007b6f40" officeooo:paragraph-rsid="007b6f40" style:font-style-asian="normal" style:font-style-complex="normal"/>
    </style:style>
    <style:style style:name="P76" style:family="paragraph" style:parent-style-name="Standard">
      <style:paragraph-properties fo:text-align="justify" style:justify-single-word="false"/>
      <style:text-properties fo:language="es" fo:country="VE" fo:font-style="normal" officeooo:rsid="007caba3" officeooo:paragraph-rsid="007caba3" style:font-style-asian="normal" style:font-style-complex="normal"/>
    </style:style>
    <style:style style:name="P77" style:family="paragraph" style:parent-style-name="Standard">
      <style:paragraph-properties fo:text-align="justify" style:justify-single-word="false"/>
      <style:text-properties officeooo:paragraph-rsid="001b1ce9"/>
    </style:style>
    <style:style style:name="P78" style:family="paragraph" style:parent-style-name="Standard">
      <style:paragraph-properties fo:text-align="justify" style:justify-single-word="false"/>
      <style:text-properties officeooo:paragraph-rsid="0026453d"/>
    </style:style>
    <style:style style:name="P79" style:family="paragraph" style:parent-style-name="Standard">
      <style:paragraph-properties fo:text-align="justify" style:justify-single-word="false"/>
      <style:text-properties officeooo:paragraph-rsid="00422c20"/>
    </style:style>
    <style:style style:name="P80" style:family="paragraph" style:parent-style-name="Standard">
      <style:paragraph-properties fo:text-align="center" style:justify-single-word="false"/>
      <style:text-properties officeooo:rsid="001b1ce9" officeooo:paragraph-rsid="001b1ce9"/>
    </style:style>
    <style:style style:name="P81" style:family="paragraph" style:parent-style-name="Standard">
      <style:paragraph-properties fo:text-align="justify" style:justify-single-word="false"/>
      <style:text-properties officeooo:rsid="001d1c5e" officeooo:paragraph-rsid="001d1c5e"/>
    </style:style>
    <style:style style:name="P82" style:family="paragraph" style:parent-style-name="Standard">
      <style:paragraph-properties fo:text-align="center" style:justify-single-word="false"/>
      <style:text-properties officeooo:rsid="001d1c5e" officeooo:paragraph-rsid="001d1c5e"/>
    </style:style>
    <style:style style:name="P83" style:family="paragraph" style:parent-style-name="Standard">
      <style:paragraph-properties fo:text-align="justify" style:justify-single-word="false"/>
      <style:text-properties officeooo:rsid="001e4d3e" officeooo:paragraph-rsid="001e4d3e"/>
    </style:style>
    <style:style style:name="P84" style:family="paragraph" style:parent-style-name="Standard">
      <style:paragraph-properties fo:text-align="justify" style:justify-single-word="false"/>
      <style:text-properties officeooo:rsid="001fb241" officeooo:paragraph-rsid="001fb241"/>
    </style:style>
    <style:style style:name="P85" style:family="paragraph" style:parent-style-name="Standard">
      <style:paragraph-properties fo:text-align="justify" style:justify-single-word="false"/>
      <style:text-properties officeooo:rsid="0021ff55" officeooo:paragraph-rsid="00247860"/>
    </style:style>
    <style:style style:name="P86" style:family="paragraph" style:parent-style-name="Standard">
      <style:paragraph-properties fo:text-align="justify" style:justify-single-word="false"/>
      <style:text-properties officeooo:rsid="00247860" officeooo:paragraph-rsid="00247860"/>
    </style:style>
    <style:style style:name="P87" style:family="paragraph" style:parent-style-name="Standard">
      <style:paragraph-properties fo:text-align="justify" style:justify-single-word="false"/>
      <style:text-properties officeooo:rsid="002975fd" officeooo:paragraph-rsid="002975fd"/>
    </style:style>
    <style:style style:name="P88" style:family="paragraph" style:parent-style-name="Standard">
      <style:paragraph-properties fo:text-align="justify" style:justify-single-word="false"/>
      <style:text-properties officeooo:rsid="002a78fe" officeooo:paragraph-rsid="002a78fe"/>
    </style:style>
    <style:style style:name="P89" style:family="paragraph" style:parent-style-name="Standard">
      <style:paragraph-properties fo:text-align="center" style:justify-single-word="false"/>
      <style:text-properties officeooo:rsid="002b87cd" officeooo:paragraph-rsid="002b87cd"/>
    </style:style>
    <style:style style:name="P90" style:family="paragraph" style:parent-style-name="Standard">
      <style:text-properties officeooo:rsid="002d9f8d" officeooo:paragraph-rsid="002d9f8d"/>
    </style:style>
    <style:style style:name="P91" style:family="paragraph" style:parent-style-name="Standard">
      <style:paragraph-properties fo:text-align="center" style:justify-single-word="false"/>
      <style:text-properties officeooo:rsid="002d9f8d" officeooo:paragraph-rsid="002e581b"/>
    </style:style>
    <style:style style:name="P92" style:family="paragraph" style:parent-style-name="Standard">
      <style:paragraph-properties fo:text-align="center" style:justify-single-word="false"/>
      <style:text-properties officeooo:rsid="00314c3b" officeooo:paragraph-rsid="00314c3b"/>
    </style:style>
    <style:style style:name="P93" style:family="paragraph" style:parent-style-name="Standard">
      <style:text-properties officeooo:rsid="00375105" officeooo:paragraph-rsid="00375105"/>
    </style:style>
    <style:style style:name="P94" style:family="paragraph" style:parent-style-name="Standard">
      <style:text-properties officeooo:rsid="002e581b" officeooo:paragraph-rsid="002e581b"/>
    </style:style>
    <style:style style:name="P95" style:family="paragraph" style:parent-style-name="Standard">
      <style:paragraph-properties fo:text-align="center" style:justify-single-word="false"/>
      <style:text-properties officeooo:rsid="002e581b" officeooo:paragraph-rsid="002e581b"/>
    </style:style>
    <style:style style:name="P96" style:family="paragraph" style:parent-style-name="Standard">
      <style:paragraph-properties fo:text-align="justify" style:justify-single-word="false"/>
      <style:text-properties officeooo:rsid="003f2027" officeooo:paragraph-rsid="003f2027"/>
    </style:style>
    <style:style style:name="P97" style:family="paragraph" style:parent-style-name="Standard">
      <style:paragraph-properties fo:text-align="center" style:justify-single-word="false"/>
      <style:text-properties officeooo:rsid="0040508b" officeooo:paragraph-rsid="0040508b"/>
    </style:style>
    <style:style style:name="P98" style:family="paragraph" style:parent-style-name="Standard">
      <style:paragraph-properties fo:text-align="justify" style:justify-single-word="false"/>
      <style:text-properties officeooo:rsid="00426767" officeooo:paragraph-rsid="00426767"/>
    </style:style>
    <style:style style:name="P99" style:family="paragraph" style:parent-style-name="Standard">
      <style:paragraph-properties fo:text-align="center" style:justify-single-word="false"/>
      <style:text-properties officeooo:paragraph-rsid="004cf090"/>
    </style:style>
    <style:style style:name="P100" style:family="paragraph" style:parent-style-name="Standard">
      <style:paragraph-properties fo:text-align="center" style:justify-single-word="false"/>
      <style:text-properties officeooo:paragraph-rsid="0051db6e"/>
    </style:style>
    <style:style style:name="P101" style:family="paragraph" style:parent-style-name="Standard">
      <style:paragraph-properties fo:text-align="center" style:justify-single-word="false"/>
      <style:text-properties officeooo:paragraph-rsid="005aa80f"/>
    </style:style>
    <style:style style:name="P102" style:family="paragraph" style:parent-style-name="Standard">
      <style:paragraph-properties fo:text-align="center" style:justify-single-word="false"/>
      <style:text-properties officeooo:paragraph-rsid="0073fe60"/>
    </style:style>
    <style:style style:name="P103" style:family="paragraph" style:parent-style-name="Standard">
      <style:paragraph-properties fo:text-align="justify" style:justify-single-word="false"/>
      <style:text-properties officeooo:rsid="0042c642" officeooo:paragraph-rsid="0042c642"/>
    </style:style>
    <style:style style:name="P104" style:family="paragraph" style:parent-style-name="Standard">
      <style:paragraph-properties fo:text-align="justify" style:justify-single-word="false"/>
      <style:text-properties officeooo:rsid="0042c642" officeooo:paragraph-rsid="0043ce51"/>
    </style:style>
    <style:style style:name="P105" style:family="paragraph" style:parent-style-name="Standard">
      <style:paragraph-properties fo:text-align="justify" style:justify-single-word="false"/>
      <style:text-properties officeooo:rsid="0043ce51" officeooo:paragraph-rsid="0043ce51"/>
    </style:style>
    <style:style style:name="P106" style:family="paragraph" style:parent-style-name="Standard">
      <style:paragraph-properties fo:text-align="justify" style:justify-single-word="false"/>
      <style:text-properties officeooo:rsid="004cf090" officeooo:paragraph-rsid="004cf090"/>
    </style:style>
    <style:style style:name="P107" style:family="paragraph" style:parent-style-name="Standard">
      <style:paragraph-properties fo:text-align="center" style:justify-single-word="false"/>
      <style:text-properties officeooo:rsid="004cf090" officeooo:paragraph-rsid="004cf090"/>
    </style:style>
    <style:style style:name="P108" style:family="paragraph" style:parent-style-name="Standard">
      <style:paragraph-properties fo:text-align="center" style:justify-single-word="false"/>
      <style:text-properties officeooo:rsid="004ed735" officeooo:paragraph-rsid="004ed735"/>
    </style:style>
    <style:style style:name="P109" style:family="paragraph" style:parent-style-name="Standard">
      <style:paragraph-properties fo:text-align="justify" style:justify-single-word="false"/>
      <style:text-properties officeooo:rsid="004ed735" officeooo:paragraph-rsid="004ed735"/>
    </style:style>
    <style:style style:name="P110" style:family="paragraph" style:parent-style-name="Standard">
      <style:paragraph-properties fo:text-align="justify" style:justify-single-word="false"/>
      <style:text-properties officeooo:rsid="00531bf7" officeooo:paragraph-rsid="00531bf7"/>
    </style:style>
    <style:style style:name="P111" style:family="paragraph" style:parent-style-name="Standard">
      <style:paragraph-properties fo:text-align="justify" style:justify-single-word="false"/>
      <style:text-properties officeooo:rsid="00549b58" officeooo:paragraph-rsid="00549b58"/>
    </style:style>
    <style:style style:name="P112" style:family="paragraph" style:parent-style-name="Standard">
      <style:paragraph-properties fo:text-align="justify" style:justify-single-word="false"/>
      <style:text-properties officeooo:rsid="00563385" officeooo:paragraph-rsid="00563385"/>
    </style:style>
    <style:style style:name="P113" style:family="paragraph" style:parent-style-name="Standard">
      <style:paragraph-properties fo:text-align="justify" style:justify-single-word="false"/>
      <style:text-properties officeooo:rsid="005b76ff" officeooo:paragraph-rsid="005b76ff"/>
    </style:style>
    <style:style style:name="P114" style:family="paragraph" style:parent-style-name="Standard">
      <style:paragraph-properties fo:text-align="center" style:justify-single-word="false"/>
      <style:text-properties officeooo:rsid="0073fe60" officeooo:paragraph-rsid="0073fe60"/>
    </style:style>
    <style:style style:name="P115" style:family="paragraph" style:parent-style-name="Standard">
      <style:paragraph-properties fo:text-align="center" style:justify-single-word="false"/>
      <style:text-properties officeooo:rsid="0075f4cf" officeooo:paragraph-rsid="0075f4cf"/>
    </style:style>
    <style:style style:name="P116" style:family="paragraph" style:parent-style-name="Title">
      <style:text-properties fo:language="es" fo:country="VE"/>
    </style:style>
    <style:style style:name="P117" style:family="paragraph" style:parent-style-name="Text_20_body">
      <style:text-properties officeooo:rsid="004b1b73" officeooo:paragraph-rsid="004b1b73"/>
    </style:style>
    <style:style style:name="P118" style:family="paragraph" style:parent-style-name="Text_20_body">
      <style:paragraph-properties fo:text-align="center" style:justify-single-word="false"/>
      <style:text-properties officeooo:rsid="004b1b73" officeooo:paragraph-rsid="004b1b73"/>
    </style:style>
    <style:style style:name="P119" style:family="paragraph" style:parent-style-name="Footnote">
      <style:text-properties officeooo:rsid="008030b2" officeooo:paragraph-rsid="008030b2"/>
    </style:style>
    <style:style style:name="P120" style:family="paragraph" style:parent-style-name="Heading_20_1">
      <style:text-properties fo:language="es" fo:country="VE"/>
    </style:style>
    <style:style style:name="P121" style:family="paragraph" style:parent-style-name="Heading_20_1">
      <style:text-properties officeooo:paragraph-rsid="00375105"/>
    </style:style>
    <style:style style:name="P122" style:family="paragraph" style:parent-style-name="Heading_20_1">
      <style:text-properties officeooo:rsid="002d9f8d" officeooo:paragraph-rsid="002d9f8d"/>
    </style:style>
    <style:style style:name="P123" style:family="paragraph" style:parent-style-name="Heading_20_1">
      <style:text-properties style:font-name="Liberation Sans" fo:font-size="18.2000007629395pt" fo:font-weight="bold" officeooo:rsid="001ce995" officeooo:paragraph-rsid="001ce995" style:font-name-asian="DejaVu Sans" style:font-size-asian="18.2000007629395pt" style:font-weight-asian="bold" style:font-name-complex="DejaVu Sans" style:font-size-complex="18.2000007629395pt" style:font-weight-complex="bold"/>
    </style:style>
    <style:style style:name="P124" style:family="paragraph" style:parent-style-name="Standard">
      <style:paragraph-properties fo:text-align="center" style:justify-single-word="false"/>
      <style:text-properties fo:language="es" fo:country="VE" fo:font-style="normal" officeooo:rsid="00465536" officeooo:paragraph-rsid="0070783e" style:font-style-asian="normal" style:font-style-complex="normal"/>
    </style:style>
    <style:style style:name="P125" style:family="paragraph" style:parent-style-name="Standard">
      <style:paragraph-properties fo:text-align="center" style:justify-single-word="false"/>
      <style:text-properties fo:language="es" fo:country="VE" fo:font-style="normal" officeooo:rsid="005aa80f" officeooo:paragraph-rsid="005aa80f" style:font-style-asian="normal" style:font-style-complex="normal"/>
    </style:style>
    <style:style style:name="P126" style:family="paragraph" style:parent-style-name="Standard">
      <style:paragraph-properties fo:text-align="center" style:justify-single-word="false"/>
      <style:text-properties fo:language="es" fo:country="VE" fo:font-style="normal" officeooo:rsid="0075f4cf" officeooo:paragraph-rsid="0075f4cf" style:font-style-asian="normal" style:font-style-complex="normal"/>
    </style:style>
    <style:style style:name="P127" style:family="paragraph" style:parent-style-name="Standard">
      <style:paragraph-properties fo:text-align="justify" style:justify-single-word="false"/>
      <style:text-properties fo:language="es" fo:country="VE" fo:font-style="normal" officeooo:rsid="0042c642" officeooo:paragraph-rsid="0043ce51" style:font-style-asian="normal" style:font-style-complex="normal"/>
    </style:style>
    <style:style style:name="P128" style:family="paragraph" style:parent-style-name="Standard">
      <style:paragraph-properties fo:text-align="justify" style:justify-single-word="false"/>
      <style:text-properties fo:language="es" fo:country="VE" fo:font-style="normal" officeooo:rsid="0042c642" officeooo:paragraph-rsid="007e45c1" style:font-style-asian="normal" style:font-style-complex="normal"/>
    </style:style>
    <style:style style:name="P129" style:family="paragraph" style:parent-style-name="Standard">
      <style:paragraph-properties fo:text-align="center" style:justify-single-word="false"/>
      <style:text-properties fo:language="es" fo:country="VE" fo:font-style="normal" officeooo:rsid="0042c642" officeooo:paragraph-rsid="007e45c1" style:font-style-asian="normal" style:font-style-complex="normal"/>
    </style:style>
    <style:style style:name="P130" style:family="paragraph" style:parent-style-name="Standard">
      <style:paragraph-properties fo:text-align="justify" style:justify-single-word="false"/>
      <style:text-properties fo:language="es" fo:country="VE" fo:font-style="normal" officeooo:rsid="008030b2" officeooo:paragraph-rsid="008030b2" style:font-style-asian="normal" style:font-style-complex="normal"/>
    </style:style>
    <style:style style:name="P131" style:family="paragraph" style:parent-style-name="Standard">
      <style:paragraph-properties fo:text-align="center" style:justify-single-word="false"/>
      <style:text-properties fo:language="es" fo:country="VE" fo:font-style="normal" officeooo:rsid="005b76ff" officeooo:paragraph-rsid="005b76ff" style:font-style-asian="normal" style:font-style-complex="normal"/>
    </style:style>
    <style:style style:name="P132" style:family="paragraph" style:parent-style-name="Standard">
      <style:paragraph-properties fo:text-align="justify" style:justify-single-word="false"/>
      <style:text-properties fo:language="es" fo:country="VE" fo:font-style="normal" officeooo:rsid="007caba3" officeooo:paragraph-rsid="007caba3" style:font-style-asian="normal" style:font-style-complex="normal"/>
    </style:style>
    <style:style style:name="P133" style:family="paragraph" style:parent-style-name="Standard">
      <style:paragraph-properties fo:text-align="justify" style:justify-single-word="false"/>
      <style:text-properties officeooo:rsid="0062c438" officeooo:paragraph-rsid="008030b2"/>
    </style:style>
    <style:style style:name="P134" style:family="paragraph" style:parent-style-name="Standard">
      <style:paragraph-properties fo:text-align="justify" style:justify-single-word="false"/>
      <style:text-properties officeooo:paragraph-rsid="008044cb"/>
    </style:style>
    <style:style style:name="T1" style:family="text">
      <style:text-properties officeooo:rsid="0013d7c4"/>
    </style:style>
    <style:style style:name="T2" style:family="text">
      <style:text-properties officeooo:rsid="0014bab8"/>
    </style:style>
    <style:style style:name="T3" style:family="text">
      <style:text-properties fo:font-style="normal" officeooo:rsid="0014bab8" style:font-style-asian="normal" style:font-style-complex="normal"/>
    </style:style>
    <style:style style:name="T4" style:family="text">
      <style:text-properties fo:font-style="normal" officeooo:rsid="0018bf11" style:font-style-asian="normal" style:font-style-complex="normal"/>
    </style:style>
    <style:style style:name="T5" style:family="text">
      <style:text-properties officeooo:rsid="0015d0a8"/>
    </style:style>
    <style:style style:name="T6" style:family="text">
      <style:text-properties officeooo:rsid="0018bf11"/>
    </style:style>
    <style:style style:name="T7" style:family="text">
      <style:text-properties officeooo:rsid="001b1ce9"/>
    </style:style>
    <style:style style:name="T8" style:family="text">
      <style:text-properties fo:language="es" fo:country="VE"/>
    </style:style>
    <style:style style:name="T9" style:family="text">
      <style:text-properties fo:language="es" fo:country="VE" fo:font-style="normal" style:font-style-asian="normal" style:font-style-complex="normal"/>
    </style:style>
    <style:style style:name="T10" style:family="text">
      <style:text-properties fo:language="es" fo:country="VE" fo:font-style="normal" officeooo:rsid="001b1ce9" style:font-style-asian="normal" style:font-style-complex="normal"/>
    </style:style>
    <style:style style:name="T11" style:family="text">
      <style:text-properties fo:language="es" fo:country="VE" fo:font-style="normal" officeooo:rsid="001b87c1" style:font-style-asian="normal" style:font-style-complex="normal"/>
    </style:style>
    <style:style style:name="T12" style:family="text">
      <style:text-properties fo:language="es" fo:country="VE" fo:font-style="normal" officeooo:rsid="001e4d3e" style:font-style-asian="normal" style:font-style-complex="normal"/>
    </style:style>
    <style:style style:name="T13" style:family="text">
      <style:text-properties fo:language="es" fo:country="VE" fo:font-style="normal" officeooo:rsid="00247860" style:font-style-asian="normal" style:font-style-complex="normal"/>
    </style:style>
    <style:style style:name="T14" style:family="text">
      <style:text-properties fo:language="es" fo:country="VE" fo:font-style="normal" officeooo:rsid="0026453d" style:font-style-asian="normal" style:font-style-complex="normal"/>
    </style:style>
    <style:style style:name="T15" style:family="text">
      <style:text-properties fo:language="es" fo:country="VE" fo:font-style="normal" officeooo:rsid="0040508b" style:font-style-asian="normal" style:font-style-complex="normal"/>
    </style:style>
    <style:style style:name="T16" style:family="text">
      <style:text-properties fo:language="es" fo:country="VE" fo:font-style="normal" officeooo:rsid="00422c20" style:font-style-asian="normal" style:font-style-complex="normal"/>
    </style:style>
    <style:style style:name="T17" style:family="text">
      <style:text-properties fo:language="es" fo:country="VE" fo:font-style="normal" officeooo:rsid="0043ce51" style:font-style-asian="normal" style:font-style-complex="normal"/>
    </style:style>
    <style:style style:name="T18" style:family="text">
      <style:text-properties fo:language="es" fo:country="VE" fo:font-style="normal" officeooo:rsid="0042c642" style:font-style-asian="normal" style:font-style-complex="normal"/>
    </style:style>
    <style:style style:name="T19" style:family="text">
      <style:text-properties fo:language="es" fo:country="VE" fo:font-style="normal" officeooo:rsid="004e7608" style:font-style-asian="normal" style:font-style-complex="normal"/>
    </style:style>
    <style:style style:name="T20" style:family="text">
      <style:text-properties fo:language="es" fo:country="VE" fo:font-style="normal" officeooo:rsid="00500cd2" style:font-style-asian="normal" style:font-style-complex="normal"/>
    </style:style>
    <style:style style:name="T21" style:family="text">
      <style:text-properties fo:language="es" fo:country="VE" fo:font-style="normal" officeooo:rsid="0051db6e" style:font-style-asian="normal" style:font-style-complex="normal"/>
    </style:style>
    <style:style style:name="T22" style:family="text">
      <style:text-properties fo:language="es" fo:country="VE" fo:font-style="normal" officeooo:rsid="0056151f" style:font-style-asian="normal" style:font-style-complex="normal"/>
    </style:style>
    <style:style style:name="T23" style:family="text">
      <style:text-properties fo:language="es" fo:country="VE" fo:font-style="normal" officeooo:rsid="0058baaa" style:font-style-asian="normal" style:font-style-complex="normal"/>
    </style:style>
    <style:style style:name="T24" style:family="text">
      <style:text-properties fo:language="es" fo:country="VE" fo:font-style="normal" officeooo:rsid="005aa80f" style:font-style-asian="normal" style:font-style-complex="normal"/>
    </style:style>
    <style:style style:name="T25" style:family="text">
      <style:text-properties fo:language="es" fo:country="VE" fo:font-style="normal" officeooo:rsid="005b76ff" style:font-style-asian="normal" style:font-style-complex="normal"/>
    </style:style>
    <style:style style:name="T26" style:family="text">
      <style:text-properties fo:language="es" fo:country="VE" fo:font-style="normal" officeooo:rsid="005d4616" style:font-style-asian="normal" style:font-style-complex="normal"/>
    </style:style>
    <style:style style:name="T27" style:family="text">
      <style:text-properties fo:language="es" fo:country="VE" fo:font-style="normal" officeooo:rsid="005e5a56" style:font-style-asian="normal" style:font-style-complex="normal"/>
    </style:style>
    <style:style style:name="T28" style:family="text">
      <style:text-properties fo:language="es" fo:country="VE" fo:font-style="normal" officeooo:rsid="005fa133" style:font-style-asian="normal" style:font-style-complex="normal"/>
    </style:style>
    <style:style style:name="T29" style:family="text">
      <style:text-properties fo:language="es" fo:country="VE" fo:font-style="normal" officeooo:rsid="006e81a7" style:font-style-asian="normal" style:font-style-complex="normal"/>
    </style:style>
    <style:style style:name="T30" style:family="text">
      <style:text-properties fo:language="es" fo:country="VE" fo:font-style="normal" officeooo:rsid="007caba3" style:font-style-asian="normal" style:font-style-complex="normal"/>
    </style:style>
    <style:style style:name="T31" style:family="text">
      <style:text-properties fo:language="es" fo:country="VE" fo:font-style="normal" officeooo:rsid="008030b2" style:font-style-asian="normal" style:font-style-complex="normal"/>
    </style:style>
    <style:style style:name="T32" style:family="text">
      <style:text-properties fo:language="es" fo:country="VE" fo:font-style="normal" officeooo:rsid="007b6f40" style:font-style-asian="normal" style:font-style-complex="normal"/>
    </style:style>
    <style:style style:name="T33" style:family="text">
      <style:text-properties fo:language="es" fo:country="VE" fo:font-style="normal" officeooo:rsid="008044cb" style:font-style-asian="normal" style:font-style-complex="normal"/>
    </style:style>
    <style:style style:name="T34" style:family="text">
      <style:text-properties fo:language="es" fo:country="VE"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language="es" fo:country="VE" fo:font-style="normal" fo:font-weight="bold" officeooo:rsid="001b87c1" style:font-style-asian="normal" style:font-weight-asian="bold" style:font-style-complex="normal" style:font-weight-complex="bold"/>
    </style:style>
    <style:style style:name="T36" style:family="text">
      <style:text-properties fo:language="es" fo:country="VE" fo:font-style="normal" fo:font-weight="bold" officeooo:rsid="004ff849" style:font-style-asian="normal" style:font-weight-asian="bold" style:font-style-complex="normal" style:font-weight-complex="bold"/>
    </style:style>
    <style:style style:name="T37" style:family="text">
      <style:text-properties fo:language="es" fo:country="VE" fo:font-style="normal" fo:font-weight="normal" officeooo:rsid="004ff849" style:font-style-asian="normal" style:font-weight-asian="normal" style:font-style-complex="normal" style:font-weight-complex="normal"/>
    </style:style>
    <style:style style:name="T38" style:family="text">
      <style:text-properties fo:language="es" fo:country="VE" fo:font-style="normal" fo:font-weight="normal" officeooo:rsid="00500cd2" style:font-style-asian="normal" style:font-weight-asian="normal" style:font-style-complex="normal" style:font-weight-complex="normal"/>
    </style:style>
    <style:style style:name="T39" style:family="text">
      <style:text-properties fo:language="es" fo:country="VE" officeooo:rsid="0026453d"/>
    </style:style>
    <style:style style:name="T40" style:family="text">
      <style:text-properties fo:language="es" fo:country="VE" officeooo:rsid="002795ea"/>
    </style:style>
    <style:style style:name="T41" style:family="text">
      <style:text-properties fo:language="es" fo:country="VE" officeooo:rsid="002b87cd"/>
    </style:style>
    <style:style style:name="T42" style:family="text">
      <style:text-properties fo:language="es" fo:country="VE" officeooo:rsid="0031f3b6"/>
    </style:style>
    <style:style style:name="T43" style:family="text">
      <style:text-properties fo:language="es" fo:country="VE" fo:font-style="italic" style:font-style-asian="italic" style:font-style-complex="italic"/>
    </style:style>
    <style:style style:name="T44" style:family="text">
      <style:text-properties fo:language="es" fo:country="VE" fo:font-style="italic" officeooo:rsid="007b6f40" style:font-style-asian="italic" style:font-style-complex="italic"/>
    </style:style>
    <style:style style:name="T45" style:family="text">
      <style:text-properties fo:language="es" fo:country="VE" fo:font-style="italic" officeooo:rsid="008030b2" style:font-style-asian="italic" style:font-style-complex="italic"/>
    </style:style>
    <style:style style:name="T46" style:family="text">
      <style:text-properties officeooo:rsid="00314c3b"/>
    </style:style>
    <style:style style:name="T47" style:family="text">
      <style:text-properties officeooo:rsid="0045ca0c"/>
    </style:style>
    <style:style style:name="T48" style:family="text">
      <style:text-properties officeooo:rsid="006b81b4"/>
    </style:style>
    <style:style style:name="T49" style:family="text">
      <style:text-properties officeooo:rsid="006de996"/>
    </style:style>
    <style:style style:name="T50" style:family="text">
      <style:text-properties officeooo:rsid="007e45c1"/>
    </style:style>
    <style:style style:name="T51" style:family="text">
      <style:text-properties officeooo:rsid="008030b2"/>
    </style:style>
    <style:style style:name="T52" style:family="text">
      <style:text-properties officeooo:rsid="008044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6">Instalar ZoneMinder en una Jaula con ezjail en Freebsd 12</text:p>
      <text:p text:style-name="P9"/>
      <text:h text:style-name="P120" text:outline-level="1"><text:span text:style-name="T1">S</text:span>istema:</text:h>
      <text:p text:style-name="P9"/>
      <text:p text:style-name="P9"><text:tab/>Sistema base: <text:tab/><text:tab/>FreeBSD 12.1-RELEASE</text:p>
      <text:p text:style-name="P9"><text:tab/>memoria:<text:tab/><text:tab/>6Gb.</text:p>
      <text:p text:style-name="P9"><text:tab/>Disco:<text:tab/><text:tab/><text:tab/>500 Gb.</text:p>
      <text:p text:style-name="P9"/>
      <text:p text:style-name="P14"><text:tab/>Cámara usb:<text:tab/><text:tab/>Genius EyeCam.</text:p>
      <text:p text:style-name="P16"><text:tab/>Escritorio:<text:tab/><text:tab/>Mate.</text:p>
      <text:p text:style-name="P9"/>
      <text:h text:style-name="P120" text:outline-level="1">Nerworking:</text:h>
      <text:p text:style-name="P9"/>
      <text:p text:style-name="P10"><text:span text:style-name="T1"><text:tab/>Un puente con nodo epair0a, </text:span><text:span text:style-name="T2">y un nodo configurable epair0b, de una interfaz virtual. <text:s/></text:span><text:span text:style-name="T5">Agregamos a </text:span><text:span text:style-name="T3">/etc/rc.conf</text:span><text:span text:style-name="T3"><text:note text:id="ftn1" text:note-class="footnote"><text:note-citation>1</text:note-citation><text:note-body><text:p text:style-name="P1">Podemos utilizar sysrc variable="valor" para cambiar uno a uno los resultados en /etc/rc.conf o editar el archivo mediante una aplicación</text:p></text:note-body></text:note></text:span></text:p>
      <text:p text:style-name="P9"/>
      <text:p text:style-name="P9"><text:tab/>cloned_interfaces="bridge0 epair0"</text:p>
      <text:p text:style-name="P9"><text:tab/>ifconfig_bridge0="inet 10.1.1.1/24"</text:p>
      <text:p text:style-name="P9"><text:tab/>ifconfig_bridge0="addm epair0a<text:span text:style-name="T7"> epair0b</text:span>"</text:p>
      <text:p text:style-name="P9"><text:tab/>ifconfig_epair0a="up"</text:p>
      <text:p text:style-name="P9"><text:tab/>ifconfig_epair0b="up"</text:p>
      <text:p text:style-name="P9"/>
      <text:p text:style-name="P12"><text:tab/>Agregamos modificaciones sugeridas por el manual (bridge) a /etc/sysctl.conf</text:p>
      <text:p text:style-name="P12"/>
      <text:p text:style-name="P12"><text:tab/>net.link.bridge.pfil_bridge=0</text:p>
      <text:p text:style-name="P12"><text:tab/>net.link.bridge.pfil_onlyip=0</text:p>
      <text:p text:style-name="P12"><text:tab/>net.link.bridge.pfil_member=0</text:p>
      <text:p text:style-name="P12"/>
      <text:p text:style-name="P13"><text:tab/>Debido a que zoneminder utiliza memoria compartida, agregamos las siguientes lineas a /boot/loader.conf</text:p>
      <text:p text:style-name="P13"><text:tab/>kern.ipc.shmmni=1024</text:p>
      <text:p text:style-name="P13"><text:tab/>kern.ipc.shmseg=1024</text:p>
      <text:p text:style-name="P13"><text:tab/>kern.ipc.shmall=32768</text:p>
      <text:p text:style-name="P9"/>
      <text:p text:style-name="P9"><text:tab/></text:p>
      <text:h text:style-name="P121" text:outline-level="1"><text:soft-page-break/>Camara usb</text:h>
      <text:p text:style-name="P15"><text:tab/>La cámara puede configurarse generalmente de forma automática, a través del daemon webcamd. <text:s/>Procedemos a instalarlo (pkg install webcamd<text:span text:style-name="T46"> pwcview</text:span>), y habilitamos en /etc/rc.conf </text:p>
      <text:p text:style-name="P15"><text:tab/>webcamd_enable="YES"</text:p>
      <text:p text:style-name="P15"/>
      <text:p text:style-name="P78"><text:span text:style-name="T39"><text:tab/></text:span><text:span text:style-name="T40">Conectamos la cámara, consultamos que sea reconocida al consultar dmesg. <text:s/>En algunos casos el mensaje de dispositivo de sonido queda en bifurcación continua, con eliminar el servicio pulseaudio (pkill pulseaudio), el proceso se normaliza. <text:s/></text:span></text:p>
      <text:p text:style-name="P17"><text:tab/></text:p>
      <text:p text:style-name="P87"><text:span text:style-name="T40"><text:tab/></text:span><text:span text:style-name="T8">Consultamos los dispositivos conectados mediante</text:span></text:p>
      <text:p text:style-name="P18">webcamd</text:p>
      <text:p text:style-name="P19"><text:tab/>En <text:s/>nuestro caso, al consultar detallamos la siguiente linea</text:p>
      <text:p text:style-name="P18">webcamd [-d ugen0.3] -N vendor-0x093a-product-0x2625 -S unknown -M 0</text:p>
      <text:p text:style-name="P19"/>
      <text:p text:style-name="P19"><text:tab/>Para confirmar y activar el daemon escribimos</text:p>
      <text:p text:style-name="P18">webcamd -d ugen0.3 &amp;</text:p>
      <text:p text:style-name="P18"/>
      <text:p text:style-name="P88"><text:span text:style-name="T8"><text:tab/>Consultamos si fue creado el dispositivo /dev/video0</text:span><text:span text:style-name="T41">, y asimismo los permisos, grupo y usuario mediante</text:span></text:p>
      <text:p text:style-name="P89"><text:span text:style-name="T8">ls -l /dev/video0</text:span><text:span text:style-name="T8"><text:note text:id="ftn2" text:note-class="footnote"><text:note-citation>2</text:note-citation><text:note-body><text:p text:style-name="P3">El dispositivo creado tiene por usuario y grupo a webcamd. <text:s/></text:p></text:note-body></text:note></text:span></text:p>
      <text:p text:style-name="P20"/>
      <text:p text:style-name="P21"><text:tab/>Con la siguiente instrucción podemos visualizar la cámara en funcionamiento, siendo root o cualquier otro usuario:</text:p>
      <text:p text:style-name="P21"/>
      <text:p text:style-name="P92"><text:span text:style-name="T8">pwcview</text:span><text:span text:style-name="T42"> o pcview -s vga</text:span></text:p>
      <text:h text:style-name="P122" text:outline-level="1">Permisos de dispositivos</text:h>
      <text:p text:style-name="P90"><text:tab/>Para acceder y administrar el dispositivo desde el interior de la jaula es necesario crear reglas. <text:s/><text:span text:style-name="T46">Generamos</text:span> el juego de reglas para la jaula en /etc/devfs.rules, agregando:</text:p>
      <text:p text:style-name="P90"/>
      <text:p text:style-name="P90"><text:tab/>[zoneminder=10]</text:p>
      <text:p text:style-name="P90"><text:tab/>add include $devfsrules_jail</text:p>
      <text:p text:style-name="P90"><text:tab/>add path video* unhide mode 666 group www<text:note text:id="ftn3" text:note-class="footnote"><text:note-citation>3</text:note-citation><text:note-body><text:p text:style-name="P4">El grupo www dentro de la jaula zmtest manejará el acceso a la camara usb</text:p></text:note-body></text:note></text:p>
      <text:p text:style-name="P94"><text:tab/></text:p>
      <text:p text:style-name="P94"><text:tab/>Para comprobar y activar los rulesets escribimos:</text:p>
      <text:p text:style-name="P95">service devfs restart</text:p>
      <text:p text:style-name="P91">devfs <text:s/>rule -s 10 show</text:p>
      <text:p text:style-name="P90"/>
      <text:p text:style-name="P93"><text:tab/>En este punto podemos proceder a reiniciar el equipo.</text:p>
      <text:h text:style-name="Heading_20_1" text:outline-level="1">Packet Filter</text:h>
      <text:p text:style-name="P11"/>
      <text:p text:style-name="P11"><text:tab/><text:span text:style-name="T6">Creamos el archivo </text:span><text:span text:style-name="T4">/etc/pf.conf, para que efectúe la traducción de direcciones de nuestros nodos virtuales al dispositivo de red wifi (wlan0) que mantiene conexión con internet.</text:span></text:p>
      <text:p text:style-name="P22"><text:soft-page-break/></text:p>
      <text:p text:style-name="P22"><text:tab/>set skip on lo0</text:p>
      <text:p text:style-name="P22"><text:tab/>net_ext=wlan0</text:p>
      <text:p text:style-name="P22"><text:tab/>net_int=bridge0</text:p>
      <text:p text:style-name="P22"><text:tab/>scrub in on $net_int</text:p>
      <text:p text:style-name="P22"><text:tab/>nat on $net_ext from 10.1.1/24 <text:s/>-&gt; $net_ext</text:p>
      <text:p text:style-name="P22"/>
      <text:p text:style-name="P22"><text:tab/>Agregamos a /etc/rc.conf</text:p>
      <text:p text:style-name="P22"><text:tab/>pf_enable="YES"</text:p>
      <text:p text:style-name="P22"><text:tab/><text:span text:style-name="T48">p</text:span>flog_enable="YES"</text:p>
      <text:p text:style-name="P22"><text:tab/><text:span text:style-name="T48">p</text:span>f_rules="/etc/pf.conf"</text:p>
      <text:p text:style-name="P22"/>
      <text:p text:style-name="P22"><text:tab/>Iniciamos el servicio de packet filter:</text:p>
      <text:p text:style-name="P23"><text:tab/>service pf start o service pf onestart</text:p>
      <text:p text:style-name="P24"/>
      <text:h text:style-name="P123" text:outline-level="1">Creación de la jaula</text:h>
      <text:p text:style-name="P24"/>
      <text:p text:style-name="P24"><text:tab/>Instalamos ezjail, por puertos o pkg (pkg install ezjail). <text:s/>Instalamos posteriormente la jaula base. para ello ejecutamos:</text:p>
      <text:p text:style-name="P25"><text:tab/>ezjail-admin install </text:p>
      <text:p text:style-name="P24"><text:tab/>No instalamos ports en la jaula base para ahorrar espacio, sencillamente montamos la unidad, como veremos posteriormente. <text:s/></text:p>
      <text:p text:style-name="P24"/>
      <text:p text:style-name="P24"><text:tab/>Activamos ezjail en /etc/rc.conf</text:p>
      <text:p text:style-name="P24"><text:tab/>ezjail_enable="YES"</text:p>
      <text:p text:style-name="P24"/>
      <text:p text:style-name="P77"><text:span text:style-name="T10"><text:tab/>Creamos la jaula </text:span><text:span text:style-name="T35">zmtest</text:span><text:span text:style-name="T11"> </text:span><text:span text:style-name="T10">con la dirección ip 10.1.1</text:span><text:span text:style-name="T13">.5</text:span><text:span text:style-name="T10"> de la interfaz epair0b, </text:span><text:span text:style-name="T11">con un espacio reservado de almacenamiento de 20 Gbs. (puede omitir la opción) </text:span><text:span text:style-name="T10">mediante:</text:span></text:p>
      <text:p text:style-name="P80"><text:span text:style-name="T9">ezjail-admin create -s 20G <text:s/>"epair0b|</text:span><text:span text:style-name="T11">10.1.1.</text:span><text:span text:style-name="T13">5</text:span><text:span text:style-name="T9">"</text:span><text:span text:style-name="T11"> zmtest </text:span></text:p>
      <text:p text:style-name="P26"/>
      <text:h text:style-name="Heading_20_1" text:outline-level="1">Instalación de la colección de puertos (montaje)</text:h>
      <text:p text:style-name="P26"/>
      <text:p text:style-name="P81"><text:span text:style-name="T11"><text:tab/></text:span><text:span text:style-name="T9">La colección de puertos, a fin de ahorrar el espacio y no tener redundancia de información, la montamos dentro de nuestra jaula, en la ubicación /usr/ports. <text:s/>Para ello creamos el directorio correspondiente (aún en el sistema host), mediante </text:span></text:p>
      <text:p text:style-name="P82"><text:span text:style-name="T9">mkdir /usr/jails/zmtest/usr/ports</text:span><text:span text:style-name="T9"><text:note text:id="ftn4" text:note-class="footnote"><text:note-citation>4</text:note-citation><text:note-body><text:p text:style-name="P2">En caso de existir en la ubicación de la jaula un archivo llamado ports, se puede eliminar, para posteriormente crear el directorio.</text:p></text:note-body></text:note></text:span></text:p>
      <text:p text:style-name="P27"/>
      <text:p text:style-name="P81"><text:span text:style-name="T12"><text:tab/>Modificamos el archivo /</text:span><text:span text:style-name="T9">etc/fstab.</text:span><text:span text:style-name="T12">zmtest, incluyendo:</text:span></text:p>
      <text:p text:style-name="P28"><text:tab/></text:p>
      <text:p text:style-name="P28"><text:tab/>/usr/ports<text:tab/><text:tab/><text:tab/><text:tab/>/usr/jails/zmtest/usr/ports<text:tab/>nullfs rw 0 0</text:p>
      <text:p text:style-name="P28"/>
      <text:p text:style-name="P28"><text:tab/>De igual forma, agregamos un punto de montaje de archivo de memoria (tmpfs), el cual es recomendado ampliamente por los desarrolladores de zoneminder.</text:p>
      <text:p text:style-name="P28"><text:soft-page-break/><text:tab/></text:p>
      <text:p text:style-name="P83"><text:span text:style-name="T9"><text:tab/>tmpfs<text:tab/><text:tab/><text:tab/>/tmp<text:tab/><text:tab/>tmpfs<text:tab/>rw,nosuid,mode=01777,size=2G<text:tab/>0<text:tab/>0</text:span><text:span text:style-name="T9"><text:note text:id="ftn5" text:note-class="footnote"><text:note-citation>5</text:note-citation><text:note-body><text:p text:style-name="Footnote">Observe que el tamaño del sistema tmpfs es de 2 Gbs.</text:p></text:note-body></text:note></text:span></text:p>
      <text:p text:style-name="P28"/>
      <text:h text:style-name="Heading_20_1" text:outline-level="1">Configuración interna de la jaula</text:h>
      <text:p text:style-name="P29"/>
      <text:p text:style-name="P85"><text:span text:style-name="T9"><text:tab/></text:span><text:span text:style-name="T13">Creamos el archivo /</text:span><text:span text:style-name="T12">usr/jails/zmtest/</text:span><text:span text:style-name="T13">etc/resolv.conf con el siguiente contenido:</text:span></text:p>
      <text:p text:style-name="P30"><text:tab/>nameserver 8.8.8.8</text:p>
      <text:p text:style-name="P30"><text:tab/>nameserver 8.8.4.4</text:p>
      <text:p text:style-name="P30"><text:tab/></text:p>
      <text:p text:style-name="P86"><text:span text:style-name="T9"><text:tab/>Asimismo editamos el archivo /</text:span><text:span text:style-name="T12">usr/jails/zmtest/</text:span><text:span text:style-name="T9">etc/hosts, el cual debe contener para nuestro local host (::1, 127.0.0.1, 10.1.1.5), un nombre fqdn (nombre de dominio calificado:</text:span></text:p>
      <text:p text:style-name="P30"><text:tab/></text:p>
      <text:p text:style-name="P31"><text:tab/>::1<text:tab/><text:tab/><text:tab/>localhost zoneminder www.zoneminder.ve</text:p>
      <text:p text:style-name="P84"><text:span text:style-name="T13"><text:tab/></text:span><text:span text:style-name="T9">127.0.0.1<text:tab/><text:tab/>localhost www.zoneminder.ve</text:span></text:p>
      <text:p text:style-name="P84"><text:span text:style-name="T13"><text:tab/></text:span><text:span text:style-name="T9">10.1.1.</text:span><text:span text:style-name="T13">5</text:span><text:span text:style-name="T9"><text:tab/><text:tab/>zoneminder www.zoneminder.ve</text:span></text:p>
      <text:p text:style-name="P31"><text:tab/></text:p>
      <text:p text:style-name="P32"><text:tab/>Para permitr paquetes icmp (mediante ping) y comprobar conexión, editamos el archivo /usr/local/etc/ezjail/zmtest, ubicamos la línea export jail_zmtest_parameters="" y la editamos:</text:p>
      <text:p text:style-name="P84"><text:span text:style-name="T14"><text:tab/></text:span><text:span text:style-name="T9">export jail_zmtest_parameters="allow.raw_sockets=1"</text:span></text:p>
      <text:p text:style-name="P31"/>
      <text:p text:style-name="P33"><text:tab/>Agregamos las reglas creadas anteriormente, cambiando la linea export jail_zmtest_devfs_ruleset a </text:p>
      <text:p text:style-name="P30"><text:tab/>export jail_zmtest_devfs_ruleset="10"</text:p>
      <text:p text:style-name="P30"/>
      <text:p text:style-name="P34"><text:tab/>Procedemos iniciar la jaula (ezjail-admin start zmtest), y logearnos en la consola (ezjail-admin console zmtest). <text:s/>Comprobamos conexión ip</text:p>
      <text:p text:style-name="P35"><text:tab/>ping -c4 www.cantv.com</text:p>
      <text:p text:style-name="P35"/>
      <text:p text:style-name="P36"><text:tab/>Actualizamos la base de datos de paquetes</text:p>
      <text:p text:style-name="P37">pkg update</text:p>
      <text:p text:style-name="P38"><text:tab/>E instalamos </text:p>
      <text:p text:style-name="P39">pkg install pwcview</text:p>
      <text:p text:style-name="P34"/>
      <text:p text:style-name="P38"><text:tab/>Verificamos los permisos de la cámara mediante</text:p>
      <text:p text:style-name="P39">ls -l /dev/video0</text:p>
      <text:p text:style-name="P39"/>
      <text:p text:style-name="P38"><text:tab/>Efectivamente obtenemos:</text:p>
      <text:p text:style-name="P38"><text:tab/>crw-rw-rw- <text:s/>1 145 <text:s/>www <text:s/>0x2a1 16 ago 08:00 /dev/video0</text:p>
      <text:p text:style-name="P38"><text:tab/></text:p>
      <text:p text:style-name="P38"><text:tab/><text:span text:style-name="T47">Actualizamos la zona horaria y la fecha mediante</text:span></text:p>
      <text:p text:style-name="P40">tzsetup</text:p>
      <text:p text:style-name="P34"/>
      <text:p text:style-name="P41"><text:tab/>Asignamos una clave al usuario root (passwd).</text:p>
      <text:h text:style-name="Heading_20_1" text:outline-level="1"><text:soft-page-break/>Creación del servidor zoneminder</text:h>
      <text:p text:style-name="P36"/>
      <text:p text:style-name="P36"><text:tab/>Compilamos el port en /usr/ports/multimedia/zoneminder, mediante</text:p>
      <text:p text:style-name="P37">make config install clean<text:note text:id="ftn0" text:note-class="footnote"><text:note-citation>6</text:note-citation><text:note-body><text:p text:style-name="P119">Instalar el paquete pkg de la version 1.34.9 de zoneminder, no contenía la versión 2 de V4L. La instalación por la colección de puertos demoro 8 horas. <text:s/>Probamos instalando las dependencias de la base de datos de paquetes (<text:span text:style-name="T30">pkg search -d zoneminder | sed <text:s text:c="2"/>1,3d | xargs pkg install -y</text:span><text:span text:style-name="T9">) y luego compilamos el port multimedia/zoneminder, lo cual se vio favorecido en cuanto a la rapidez del proceso.</text:span></text:p></text:note-body></text:note></text:p>
      <text:p text:style-name="P37"/>
      <text:p text:style-name="P96"><text:span text:style-name="T9"><text:tab/>Activamos soporte Video 4 Linux (V4L) durante la compilación.</text:span><text:span text:style-name="T15"> <text:s/></text:span></text:p>
      <text:p text:style-name="P42"/>
      <text:h text:style-name="Heading_20_2" text:outline-level="2"><text:span text:style-name="T15">D</text:span><text:span text:style-name="T9">esactivar sendmail</text:span></text:h>
      <text:p text:style-name="P44"><text:tab/>Motivado a que es un servicio que no utilizaremos, lo desactivamos añadiendo las siguientes lineas a /etc/rc.conf:</text:p>
      <text:p text:style-name="P44"/>
      <text:p text:style-name="P44"><text:tab/>sendmail_enable="NO"</text:p>
      <text:p text:style-name="P44"><text:tab/>sendmail_submint_enable="NO"</text:p>
      <text:p text:style-name="P44"><text:tab/>sendmail_outbound_enable="NO"</text:p>
      <text:p text:style-name="P44"><text:tab/>sendmail_msp_queue_enable="NO"</text:p>
      <text:p text:style-name="P44"/>
      <text:p text:style-name="P42"/>
      <text:h text:style-name="Heading_20_2" text:outline-level="2">Servidor web NGINX</text:h>
      <text:p text:style-name="P43"/>
      <text:p text:style-name="P43"><text:tab/>Instalamos el servidor mediante </text:p>
      <text:p text:style-name="P97"><text:span text:style-name="T9">pkg install nginx</text:span><text:span text:style-name="T9"><text:note text:id="ftn6" text:note-class="footnote"><text:note-citation>7</text:note-citation><text:note-body><text:p text:style-name="P5">Observe que al finalizar el proceso de instalación de NGINX, el sistema indica la cración del usuario WWW y el grupo WWW.</text:p></text:note-body></text:note></text:span></text:p>
      <text:p text:style-name="P43"/>
      <text:p text:style-name="P79"><text:span text:style-name="T16"><text:tab/>Sobreescrimos el contenido del archivo de configuración</text:span><text:span text:style-name="T16"><text:note text:id="ftn7" text:note-class="footnote"><text:note-citation>8</text:note-citation><text:note-body><text:p text:style-name="P6">Las lineas comentadas con # pueden ser omitidas.</text:p></text:note-body></text:note></text:span><text:span text:style-name="T16"> (/usr/local/etc/nginx/nginx.conf) con:</text:span></text:p>
      <text:p text:style-name="P45"/>
      <text:p text:style-name="P45"><text:s/></text:p>
      <text:p text:style-name="P45">#user <text:s/>nobody;</text:p>
      <text:p text:style-name="P45">worker_processes <text:s/>1;</text:p>
      <text:p text:style-name="P45"/>
      <text:p text:style-name="P45"/>
      <text:p text:style-name="P45"/>
      <text:p text:style-name="P45">events {</text:p>
      <text:p text:style-name="P45"><text:s text:c="4"/>worker_connections <text:s/>1024;</text:p>
      <text:p text:style-name="P45">}</text:p>
      <text:p text:style-name="P45"/>
      <text:p text:style-name="P45"/>
      <text:p text:style-name="P45">http {</text:p>
      <text:p text:style-name="P45"><text:s text:c="4"/>include <text:s text:c="6"/>mime.types;</text:p>
      <text:p text:style-name="P45"><text:s text:c="4"/>default_type <text:s/>application/octet-stream;</text:p>
      <text:p text:style-name="P45"><text:soft-page-break/></text:p>
      <text:p text:style-name="P45"/>
      <text:p text:style-name="P45"><text:s text:c="4"/>sendfile <text:s text:c="7"/>on;</text:p>
      <text:p text:style-name="P45"/>
      <text:p text:style-name="P45"><text:s text:c="4"/>keepalive_timeout <text:s/>65;</text:p>
      <text:p text:style-name="P45"/>
      <text:p text:style-name="P45">server {</text:p>
      <text:p text:style-name="P45"><text:tab/><text:tab/>listen 80;</text:p>
      <text:p text:style-name="P45"/>
      <text:p text:style-name="P45"><text:tab/><text:tab/>root /usr/local/www/zoneminder;</text:p>
      <text:p text:style-name="P45"><text:tab/><text:tab/>index index.php</text:p>
      <text:p text:style-name="P45"><text:tab/><text:tab/>gzip off;</text:p>
      <text:p text:style-name="P45"/>
      <text:p text:style-name="P45"><text:tab/><text:tab/>location /cgi-bin/nph-zms {</text:p>
      <text:p text:style-name="P45"/>
      <text:p text:style-name="P45"><text:tab/><text:tab/><text:tab/>include fastcgi_params;</text:p>
      <text:p text:style-name="P45"><text:tab/><text:tab/><text:tab/>fastcgi_param SCRIPT_FILENAME $request_filename;</text:p>
      <text:p text:style-name="P45"><text:tab/><text:tab/><text:tab/>fastcgi_pass <text:s/>unix:/var/run/fcgiwrap/fcgiwrap.sock;</text:p>
      <text:p text:style-name="P45"><text:tab/><text:tab/>}</text:p>
      <text:p text:style-name="P45"/>
      <text:p text:style-name="P45"><text:tab/><text:tab/>location /zm/cache {</text:p>
      <text:p text:style-name="P45"/>
      <text:p text:style-name="P45"><text:tab/><text:tab/><text:tab/>alias /var/cache/zoneminder;</text:p>
      <text:p text:style-name="P45"><text:tab/><text:tab/>}</text:p>
      <text:p text:style-name="P45"/>
      <text:p text:style-name="P45"><text:tab/><text:tab/>location /zm {</text:p>
      <text:p text:style-name="P45"/>
      <text:p text:style-name="P45"><text:tab/><text:tab/><text:tab/>alias<text:tab/>/usr/local/www/zoneminder;</text:p>
      <text:p text:style-name="P45"/>
      <text:p text:style-name="P45"><text:tab/><text:tab/><text:tab/>location ~ \.php$ {</text:p>
      <text:p text:style-name="P45"/>
      <text:p text:style-name="P45"><text:tab/><text:tab/><text:tab/><text:tab/>if (!-f $request_filename) { return 404; }</text:p>
      <text:p text:style-name="P45"><text:tab/><text:tab/><text:tab/><text:tab/>include fastcgi_params;</text:p>
      <text:p text:style-name="P45"><text:tab/><text:tab/><text:tab/><text:tab/>fastcgi_param SCRIPT_FILENAME $request_filename;</text:p>
      <text:p text:style-name="P45"><text:tab/><text:tab/><text:tab/><text:tab/>fastcgi_index index.php;</text:p>
      <text:p text:style-name="P45"><text:tab/><text:tab/><text:tab/><text:tab/>fastcgi_pass unix:/var/run/php-fpm.sock;</text:p>
      <text:p text:style-name="P45"><text:tab/><text:tab/><text:tab/>}</text:p>
      <text:p text:style-name="P45"/>
      <text:p text:style-name="P45"><text:tab/><text:tab/><text:tab/>location ~ \.(jpg|jpeg|gif|png|ico)$ {</text:p>
      <text:p text:style-name="P45"><text:tab/><text:tab/><text:tab/><text:tab/>access_log<text:tab/>off;</text:p>
      <text:p text:style-name="P45"><text:tab/><text:tab/><text:tab/><text:tab/>expires<text:tab/>33d;</text:p>
      <text:p text:style-name="P45"><text:tab/><text:tab/><text:tab/>}</text:p>
      <text:p text:style-name="P45"/>
      <text:p text:style-name="P45"><text:tab/><text:tab/><text:tab/>location /zm/api/ {</text:p>
      <text:p text:style-name="P45"><text:tab/><text:tab/><text:tab/><text:tab/>alias<text:tab/>/usr/local/www/zoneminder;</text:p>
      <text:p text:style-name="P45"><text:tab/><text:tab/><text:tab/><text:tab/>rewrite ^/zm/api(.+)$ /zm/api/app/webroot/index.php?p=$1 last;</text:p>
      <text:p text:style-name="P45"><text:tab/><text:tab/><text:tab/>}</text:p>
      <text:p text:style-name="P45"><text:tab/><text:tab/>}</text:p>
      <text:p text:style-name="P45"><text:tab/><text:span text:style-name="T49"><text:tab/></text:span>error_page <text:s text:c="2"/>500 502 503 504 <text:s/>/50x.html;</text:p>
      <text:p text:style-name="P45"><text:soft-page-break/><text:s text:c="7"/><text:tab/><text:span text:style-name="T49"><text:tab/><text:tab/></text:span>location = /50x.html {</text:p>
      <text:p text:style-name="P45"><text:s text:c="10"/><text:tab/><text:span text:style-name="T49"><text:tab/></text:span>root <text:s text:c="2"/>/usr/local/www/nginx-dist;</text:p>
      <text:p text:style-name="P45"><text:span text:style-name="T49"><text:tab/></text:span> <text:s text:c="6"/><text:tab/>}</text:p>
      <text:p text:style-name="P45"><text:tab/>}</text:p>
      <text:p text:style-name="P45">}</text:p>
      <text:p text:style-name="P45"><text:s text:c="4"/></text:p>
      <text:p text:style-name="P98"><text:span text:style-name="T16">(</text:span><text:span text:style-name="T9">fin de archivo)</text:span></text:p>
      <text:p text:style-name="P46"/>
      <text:p text:style-name="P46"><text:tab/>Habilitamos e iniciamos el servidor</text:p>
      <text:p text:style-name="P47">sysrc nginx_enable="YES"</text:p>
      <text:p text:style-name="P47">service nginx start</text:p>
      <text:p text:style-name="P45"/>
      <text:p text:style-name="P103"><text:span text:style-name="T9"><text:tab/>Nginx, por sí mismo, no incluye CGI, por lo tanto utilizamos uno externo.</text:span><text:span text:style-name="T17"> Agregamos los siguientes parámetros a /etc/rc.conf</text:span></text:p>
      <text:p text:style-name="P104"><text:span text:style-name="T17"><text:tab/></text:span><text:span text:style-name="T9">fcgiwrap_enable="YES"</text:span></text:p>
      <text:p text:style-name="P104"><text:span text:style-name="T17"><text:tab/></text:span><text:span text:style-name="T9">fcgiwrap_user="www"</text:span></text:p>
      <text:p text:style-name="P103"><text:span text:style-name="T17"><text:tab/></text:span><text:span text:style-name="T9">fcgiwrap_socket_owner="www"</text:span></text:p>
      <text:p text:style-name="P48"/>
      <text:p text:style-name="P49"><text:tab/>Agregamos un parámetro indicando el número de elementos (cámaras) de nuestro CGI, en este caso es 1:</text:p>
      <text:p text:style-name="P104"><text:span text:style-name="T17"><text:tab/></text:span><text:span text:style-name="T9">fcgiwrap_flags="-c 1"</text:span></text:p>
      <text:p text:style-name="P49"/>
      <text:p text:style-name="P128"><text:span text:style-name="T50"><text:tab/>Instalamos fast-cgi-wrap</text:span></text:p>
      <text:p text:style-name="P129">pkg install fcgiwrap </text:p>
      <text:p text:style-name="P49"/>
      <text:p text:style-name="P105"><text:span text:style-name="T9"><text:tab/>Anexamos las siguientes lineas al contenido del archivo <text:s/></text:span><text:span text:style-name="T29">/</text:span><text:span text:style-name="T18">usr/local/etc/php-fpm.conf</text:span></text:p>
      <text:p text:style-name="P49"/>
      <text:p text:style-name="P48"><text:tab/>listen = /var/run/php-fpm.sock</text:p>
      <text:p text:style-name="P48"><text:tab/>listen.owner = www</text:p>
      <text:p text:style-name="P48"><text:tab/>listen.group = www</text:p>
      <text:p text:style-name="P48"><text:tab/>env[PATH] = /usr/local/bin:/usr/bin:/bin</text:p>
      <text:p text:style-name="P48"/>
      <text:p text:style-name="P74"><text:tab/>Habilitamos php-fpm al inicio y arrancamos el servicio:</text:p>
      <text:p text:style-name="P50">sysrc php_fpm_enable="YES"</text:p>
      <text:p text:style-name="P50">service php-fpm start</text:p>
      <text:h text:style-name="Heading_20_2" text:outline-level="2">Servidor MySql</text:h>
      <text:p text:style-name="Text_20_body"/>
      <text:p text:style-name="P117"><text:tab/>Instalamos mysql-server con la instrucción</text:p>
      <text:p text:style-name="P118">pkg install mysql57-server</text:p>
      <text:p text:style-name="P51"><text:tab/>Agregamos a /etc/rc.conf y luego iniciamos el servicio</text:p>
      <text:p text:style-name="P52"><text:tab/>mysql_enable="YES"</text:p>
      <text:p text:style-name="P124">service mysql-server start</text:p>
      <text:p text:style-name="P55"/>
      <text:p text:style-name="P51"><text:soft-page-break/><text:tab/>Para obtener la clave de ingreso como root a MySql comprobamos el contenido del archivo <text:s text:c="2"/>$HOME/.mysql_secret, el cual contiene una serie de caracteres numéricos, alfanuméricos y símbolos especiales los cuales ingresamos despues de escribir en consola </text:p>
      <text:p text:style-name="P51"/>
      <text:p text:style-name="P53">mysql -u root -p</text:p>
      <text:p text:style-name="P53"/>
      <text:p text:style-name="P106"><text:span text:style-name="T9"><text:tab/></text:span><text:span text:style-name="T19">Obteniendo el acceso al administrador de base de datos, es conveniente cambiar la clave del usuario root:</text:span></text:p>
      <text:p text:style-name="P99"><text:span text:style-name="T19">ALTER USER 'root'@'localhost' IDENTIFIED WITH mysql_native_password BY 'clave'</text:span><text:span text:style-name="T19"><text:note text:id="ftn8" text:note-class="footnote"><text:note-citation>9</text:note-citation><text:note-body><text:p text:style-name="P7">Escriba la contraseña de usuario de su preferencia</text:p></text:note-body></text:note></text:span><text:span text:style-name="T19">;</text:span></text:p>
      <text:p text:style-name="P56">FLUSH PRIVILEGES;</text:p>
      <text:p text:style-name="P108"><text:span text:style-name="T19">q</text:span><text:span text:style-name="T9">uit;</text:span></text:p>
      <text:p text:style-name="P57"/>
      <text:p text:style-name="P58"><text:tab/>Comprobamos los cambios en el password ingresando nuevamente a mysql -u root -p y registrandonos con el password creado en el paso anterior. <text:s/></text:p>
      <text:p text:style-name="P58"/>
      <text:p text:style-name="P109"><text:span text:style-name="T9"><text:tab/>Procedemos a crear la base de datos </text:span><text:span text:style-name="T34">zm</text:span><text:span text:style-name="T9"> y el usuario <text:s/></text:span><text:span text:style-name="T34">zmuser</text:span><text:span text:style-name="T36">,</text:span><text:span text:style-name="T37"> con </text:span><text:span text:style-name="T38">su respectiva contraseña, </text:span><text:span text:style-name="T9">requerido</text:span><text:span text:style-name="T20">s</text:span><text:span text:style-name="T9"> por zoneminder.</text:span></text:p>
      <text:p text:style-name="P58"/>
      <text:p text:style-name="P54">CREATE DATABASE zm;</text:p>
      <text:p text:style-name="P54"><text:tab/><text:tab/>GRANT ALL PRIVILEGES ON zm.* TO 'zmuser'@'localhost' IDENTIFIED BY 'zmpass';</text:p>
      <text:p text:style-name="P54">FLUSH PRIVILEGES;</text:p>
      <text:p text:style-name="P53">quit;</text:p>
      <text:p text:style-name="P51"><text:tab/></text:p>
      <text:p text:style-name="P59"><text:tab/>Copiamos el contenido del modelo de base de datos de zoneminder:</text:p>
      <text:p text:style-name="P51"/>
      <text:p text:style-name="P107"><text:span text:style-name="T9">mysql -u root -p zm &lt; /usr/local/share/zoneminder/db/zm_create.sql</text:span><text:span text:style-name="T9"><text:note text:id="ftn9" text:note-class="footnote"><text:note-citation>10</text:note-citation><text:note-body><text:p text:style-name="P8">MySql solicitará la contraseña de usuario root</text:p></text:note-body></text:note></text:span></text:p>
      <text:p text:style-name="P53"/>
      <text:p text:style-name="P60"><text:tab/>En caso de cambiar el nombre de la base de datos, el usuario y contraseña predefinidos por zoneminder, en MySql escribimos las instrucciones con los cambios correspondientes y en el archivo /usr/local/etc/zm.conf, cambiamos los valores asociados a las claves ZM_DB_NAME, ZM_DB_USER y ZM_DB_PASS.</text:p>
      <text:p text:style-name="P60"/>
      <text:p text:style-name="P111"><text:span text:style-name="T21"><text:tab/></text:span><text:span text:style-name="T9">Creamos el directorio usado por la aplicación para registro de eventos</text:span><text:span text:style-name="T22"> y posteriormente le asignamos el usuario y grupo www</text:span><text:span text:style-name="T9">:</text:span></text:p>
      <text:p text:style-name="P62"/>
      <text:p text:style-name="P63">mkdir -p /var/log/zm</text:p>
      <text:p text:style-name="P100"><text:span text:style-name="T22">c</text:span><text:span text:style-name="T21">hown www:www <text:s/>/var/log/zm</text:span></text:p>
      <text:p text:style-name="P114"><text:span text:style-name="T21">m</text:span><text:span text:style-name="T9">kdir -p </text:span><text:span text:style-name="T21">/var/db/zoneminder/</text:span><text:span text:style-name="T24">events</text:span></text:p>
      <text:p text:style-name="P102"><text:span text:style-name="T21">chown www:www /var/db/zoneminder/</text:span><text:span text:style-name="T24">events</text:span></text:p>
      <text:p text:style-name="P101"><text:span text:style-name="T23">mkdir -p </text:span><text:span text:style-name="T21">/var/db/zoneminder/</text:span><text:span text:style-name="T23">events</text:span></text:p>
      <text:p text:style-name="P61">chown www:www /var/db/zoneminder/</text:p>
      <text:p text:style-name="P125"/>
      <text:p text:style-name="P115"><text:span text:style-name="T24">h</text:span><text:span text:style-name="T9">abilitar Video 4 Linux (versión 2)</text:span></text:p>
      <text:p text:style-name="P126">gstreamer-plugins-v4l2</text:p>
      <text:p text:style-name="P64">gstreamer1-plugins-v4l2-1</text:p>
      <text:p text:style-name="P64">v4l-utils</text:p>
      <text:p text:style-name="P64"><text:soft-page-break/>v4l_compat</text:p>
      <text:p text:style-name="P64">sudo pw groupmod webcamd -m www</text:p>
      <text:p text:style-name="P64">usuario@zmtest ~ $\&gt; getent group webcamd</text:p>
      <text:p text:style-name="P64">webcamd:*:145:www</text:p>
      <text:p text:style-name="P60"/>
      <text:p text:style-name="P110"><text:span text:style-name="T21"><text:tab/></text:span><text:span text:style-name="T9">Habilitamos el servicio en /etc/rc.conf agregando </text:span><text:span text:style-name="T43">zoneminder_enable="YES"</text:span><text:span text:style-name="T9"> e iniciamos el mismo con </text:span></text:p>
      <text:p text:style-name="P65">service zoneminder start</text:p>
      <text:p text:style-name="P65"/>
      <text:p text:style-name="P65"/>
      <text:p text:style-name="P65"/>
      <text:p text:style-name="P65"/>
      <text:h text:style-name="Heading_20_3" text:outline-level="3">Interfaz web</text:h>
      <text:p text:style-name="P66"/>
      <text:p text:style-name="P66"><text:tab/>Ingresamos en el navegador la dirección de la jaula y la respectiva ruta</text:p>
      <text:p text:style-name="P67">http://10.1.1.5/zm</text:p>
      <text:p text:style-name="P66"/>
      <text:p text:style-name="P112"><text:span text:style-name="T9"><text:tab/>Aceptamos los términos del contrato. <text:s/>Las notificaciones de actualizaciones pueden cerrarse sin inconveniente.</text:span><text:span text:style-name="T25"><text:tab/> <text:s/></text:span></text:p>
      <text:p text:style-name="P68"/>
      <text:p text:style-name="P113"><text:span text:style-name="T9"><text:tab/>Cambiamos la zona horaria en Config/System/Timezone, en nuestro caso (América/Caracas).</text:span><text:span text:style-name="T26"> <text:s/>Guadamos en el botón SAVE.</text:span><text:span text:style-name="T27"> <text:s/>Reiniciamos el servicio dentro de la jaula con</text:span></text:p>
      <text:p text:style-name="P70">service zoneminder restart</text:p>
      <text:p text:style-name="P71"/>
      <text:p text:style-name="P72"><text:tab/>Ingresamos nuevamente a la página de zoneminder. <text:s/>Es de suma importancia, para configurar y solventar errores, observar el log de sistema, que se despliga al hacer click en el botón LOG.</text:p>
      <text:p text:style-name="P72"/>
      <text:p text:style-name="P133"><text:span text:style-name="T9"><text:tab/>Para cámaras usb es necesario agregar a </text:span><text:span text:style-name="T28">/usr/local/bin/zmdc.pl</text:span><text:span text:style-name="T9"> la siguiente linea</text:span><text:span text:style-name="T31"> </text:span><text:span text:style-name="T32">antes del bloque que comienza con </text:span><text:span text:style-name="T44">my </text:span><text:span text:style-name="T45">"</text:span><text:span text:style-name="T44">@daemons = (</text:span><text:span text:style-name="T45">"</text:span></text:p>
      <text:p text:style-name="P72"/>
      <text:p text:style-name="P73">$ENV{LD_PRELOAD} = '/usr/local/lib/v4l2convert.so';</text:p>
      <text:p text:style-name="P72"/>
      <text:p text:style-name="P75"><text:span text:style-name="T51"><text:tab/></text:span></text:p>
      <text:p text:style-name="P130"><text:tab/>Se crearon y establecieron permisos para los siguientes directorios</text:p>
      <text:p text:style-name="P130"/>
      <text:p text:style-name="P131">mkdir -p <text:s/>/var/zm</text:p>
      <text:p text:style-name="P131">chown www:www /var/zm</text:p>
      <text:p text:style-name="P131">chmod 666 /var/run/zm</text:p>
      <text:p text:style-name="P69"/>
      <text:p text:style-name="P69"/>
      <text:p text:style-name="P69"/>
      <text:p text:style-name="P134"><text:span text:style-name="T33"><text:tab/>La web cam utilizada esta configurada como local, asignada a la ruta /dev/video0, señal NTSC, paleta automatica. </text:span></text:p>
      <text:p text:style-name="P7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8-16T16:23:52.750618814</meta:creation-date>
    <dc:date>2020-08-19T00:06:06.928015394</dc:date>
    <meta:editing-duration>PT13H20M13S</meta:editing-duration>
    <meta:editing-cycles>83</meta:editing-cycles>
    <meta:generator>LibreOffice/6.4.5.2$FreeBSD_X86_64 LibreOffice_project/40$Build-2</meta:generator>
    <meta:document-statistic meta:table-count="0" meta:image-count="0" meta:object-count="0" meta:page-count="9" meta:paragraph-count="254" meta:word-count="1555" meta:character-count="11886" meta:non-whitespace-character-count="10202"/>
  </office:meta>
</office:document-meta>
</file>